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B8000009C48C4374FA877FD9A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7cm"/>
    </style:style>
    <style:style style:name="pr5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none" draw:fill-color="#ffffff"/>
      <style:text-properties fo:color="#800000" fo:font-size="54pt" style:font-size-asian="54pt" style:font-size-complex="5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666666" fo:font-size="40pt"/>
    </style:style>
    <style:style style:name="P5" style:family="paragraph">
      <loext:graphic-properties draw:fill="none" draw:fill-color="#ffffff"/>
      <style:text-properties fo:color="#666666"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color="#800000" fo:font-size="54pt" style:font-size-asian="54pt" style:font-size-complex="54pt"/>
    </style:style>
    <style:style style:name="T2" style:family="text">
      <style:text-properties fo:color="#666666" fo:font-size="40pt" style:font-size-asian="40pt" style:font-size-complex="40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use-window-font-color="true" fo:font-size="28pt" style:font-size-asian="28pt" style:font-size-complex="28pt"/>
    </style:style>
    <style:style style:name="T15" style:family="text">
      <style:text-properties style:use-window-font-color="true" fo:font-size="10pt" style:font-size-asian="10pt" style:font-size-complex="10pt"/>
    </style:style>
    <style:style style:name="T16" style:family="text">
      <style:text-properties fo:color="#661900" fo:font-size="54pt" style:font-size-asian="54pt" style:font-size-complex="54pt"/>
    </style:style>
    <style:style style:name="T17" style:family="text">
      <style:text-properties fo:color="#99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0.027cm" svg:height="2.376cm" svg:x="2.873cm" svg:y="7.724cm">
          <draw:text-box>
            <text:p><text:span text:style-name="T1">ChronoPos</text:span></text:p>
          </draw:text-box>
        </draw:frame>
        <draw:frame draw:style-name="gr1" draw:text-style-name="P2" draw:layer="layout" svg:width="6.179cm" svg:height="1.673cm" svg:x="6cm" svg:y="15.6cm">
          <draw:text-box>
            <text:p>Guillaume GARCIA</text:p>
            <text:p>Gauthier ZAMBAUX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5" draw:layer="layout" svg:width="7.872cm" svg:height="1.826cm" svg:x="2.2cm" svg:y="1.8cm">
          <draw:text-box>
            <text:p text:style-name="P4"><text:span text:style-name="T2">Introduction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 text:style-name="P6"><text:tab/>➔ Gestion d’un chronomètre</text:p>
            <text:p text:style-name="P6"/>
            <text:p text:style-name="P6"><text:tab/>➔ Sauvegarde de coordonnées GPS</text:p>
            <text:p text:style-name="P6"/>
            <text:p text:style-name="P6"><text:tab/>➔ Étude de la programmation en C++ avec Windows Phone 8.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5" draw:layer="layout" svg:width="6.92cm" svg:height="1.826cm" svg:x="2.2cm" svg:y="1.8cm">
          <draw:text-box>
            <text:p text:style-name="P4"><text:span text:style-name="T2">Sommaire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<text:span text:style-name="T3">I.</text:span> Généralités sur l’application</text:p>
            <text:p text:style-name="P6"/>
            <text:p text:style-name="P6"><text:tab/><text:span text:style-name="T3">II.</text:span> Le développement</text:p>
            <text:p text:style-name="P6"/>
            <text:p text:style-name="P6"><text:span text:style-name="T4"><text:tab/></text:span><text:span text:style-name="T3">III.</text:span> Difficultés rencontr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5" draw:layer="layout" svg:width="17.825cm" svg:height="1.826cm" svg:x="2.2cm" svg:y="1.8cm">
          <draw:text-box>
            <text:p text:style-name="P4"><text:span text:style-name="T2">Généralités sur l’application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➔ Liaison d’un chronomètre et d’un GPS</text:p>
            <text:p text:style-name="P6"/>
            <text:p text:style-name="P6"><text:tab/>➔ Enregistrement de performances</text:p>
            <text:p text:style-name="P6"/>
            <text:p text:style-name="P6"><text:tab/>➔ Aspect ludique d’une application pivot</text:p>
            <text:p text:style-name="P6"/>
            <text:p text:style-name="P6"><text:span text:style-name="T5"><text:tab/></text:span><text:span text:style-name="T5"><text:tab/></text:span><text:span text:style-name="T5"><text:tab/></text:span><text:span text:style-name="T5">➥ </text:span><text:span text:style-name="T5">Dé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5" draw:layer="layout" svg:width="12.097cm" svg:height="1.826cm" svg:x="2.2cm" svg:y="1.8cm">
          <draw:text-box>
            <text:p text:style-name="P4"><text:span text:style-name="T2">Le développement</text:span></text:p>
          </draw:text-box>
        </draw:frame>
        <draw:frame presentation:style-name="pr2" draw:text-style-name="P7" draw:layer="layout" svg:width="27.4cm" svg:height="12.179cm" svg:x="0.4cm" svg:y="4.914cm" presentation:class="subtitle" presentation:user-transformed="true">
          <draw:text-box>
            <text:p text:style-name="P6"><text:s text:c="4"/>Le chronomètre :</text:p>
            <text:p text:style-name="P6"><text:span text:style-name="T6"/></text:p>
            <text:p text:style-name="P6"><text:span text:style-name="T7"><text:tab/></text:span><text:span text:style-name="T7"> ➔ </text:span><text:span text:style-name="T7">incrément dans un thread (</text:span><text:span text:style-name="T8">CreateThread</text:span><text:span text:style-name="T7">)</text:span></text:p>
            <text:p text:style-name="P6"><text:span text:style-name="T9"/></text:p>
            <text:p text:style-name="P6"><text:span text:style-name="T7"><text:tab/></text:span><text:span text:style-name="T7"> ➔ </text:span><text:span text:style-name="T7">comparaison de deux </text:span><text:span text:style-name="T8">time_t</text:span><text:span text:style-name="T10"> (</text:span><text:span text:style-name="T8">ctime</text:span><text:span text:style-name="T10">)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mutex pour modifier l’heure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actualisation dans le thread principal (</text:span><text:span text:style-name="T8">DispatcherTimer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4" draw:text-style-name="P7" draw:layer="layout" svg:width="27.4cm" svg:height="17cm" svg:x="0.4cm" svg:y="1.8cm">
          <draw:text-box>
            <text:p text:style-name="P6"><text:s text:c="4"/>Le GPS :</text:p>
            <text:p text:style-name="P6"><text:span text:style-name="T6"/></text:p>
            <text:p text:style-name="P6"><text:span text:style-name="T7"><text:tab/></text:span><text:span text:style-name="T7"> ➔ </text:span><text:span text:style-name="T7">appel du GPS au démarrage</text:span></text:p>
            <text:p text:style-name="P6"><text:span text:style-name="T9"/></text:p>
            <text:p text:style-name="P6"><text:span text:style-name="T7"><text:tab/></text:span><text:span text:style-name="T7"> ➔ </text:span><text:span text:style-name="T7">mise à jour de la valeur dans un thread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mutex pour modifier la latitude et la longitude</text:span></text:p>
            <text:p text:style-name="P6"><text:span text:style-name="T11"/></text:p>
            <text:p text:style-name="P6"><text:span text:style-name="T7"/></text:p>
            <text:p text:style-name="P6"><text:span text:style-name="T7"><text:s text:c="4"/></text:span><text:span text:style-name="T7">L’affichage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5" draw:layer="layout" svg:width="14.434cm" svg:height="1.826cm" svg:x="2.2cm" svg:y="1.8cm">
          <draw:text-box>
            <text:p text:style-name="P4"><text:span text:style-name="T2">Difficultés rencontrées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➔ Prise en main du logiciel <text:span text:style-name="T12">Visual Studio</text:span></text:p>
            <text:p text:style-name="P6"><text:span text:style-name="T12"/></text:p>
            <text:p text:style-name="P6"><text:span text:style-name="T13"><text:tab/></text:span><text:span text:style-name="T13">➔ </text:span><text:span text:style-name="T13">Utilisation de nouvelles bibliothèques</text:span></text:p>
            <text:p text:style-name="P6"><text:span text:style-name="T13"/></text:p>
            <text:p text:style-name="P6"><text:span text:style-name="T13"><text:tab/></text:span><text:span text:style-name="T13">➔ </text:span><text:span text:style-name="T13">Manque de pratique pour les thre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5" draw:layer="layout" svg:width="7.474cm" svg:height="1.826cm" svg:x="2.2cm" svg:y="1.8cm">
          <draw:text-box>
            <text:p text:style-name="P4"><text:span text:style-name="T2">Conclusion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➔ Utilisation de Windows</text:p>
            <text:p text:style-name="P6"/>
            <text:p text:style-name="P6"><text:tab/>➔ Application des cours :</text:p>
            <text:p text:style-name="P6"><text:span text:style-name="T9"/></text:p>
            <text:p text:style-name="P6"><text:tab/><text:tab/><text:tab/><text:span text:style-name="T14">➥ </text:span><text:span text:style-name="T14">threads, mutex</text:span></text:p>
            <text:p text:style-name="P6"><text:span text:style-name="T15"/></text:p>
            <text:p text:style-name="P6"><text:span text:style-name="T14"><text:tab/></text:span><text:span text:style-name="T14"><text:tab/></text:span><text:span text:style-name="T14"><text:tab/></text:span><text:span text:style-name="T14">➥ </text:span><text:span text:style-name="T14">application pour terminaux mob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5" draw:text-style-name="P3" draw:layer="layout" svg:width="25.199cm" svg:height="16.255cm" svg:x="1.4cm" svg:y="0.837cm" presentation:class="subtitle">
          <draw:text-box>
            <text:p><text:span text:style-name="T16">Merci de votre attention.</text:span></text:p>
            <text:p><text:span text:style-name="T17">Avez-vous des 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BB8000009C48C4374FA877FD9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7:55:50.340000000</meta:creation-date>
    <dc:date>2017-05-10T23:00:21.696000000</dc:date>
    <meta:editing-duration>PT4H32M36S</meta:editing-duration>
    <meta:editing-cycles>9</meta:editing-cycles>
    <meta:generator>LibreOffice/5.2.6.2$Windows_x86 LibreOffice_project/a3100ed2409ebf1c212f5048fbe377c281438fdc</meta:generator>
    <meta:document-statistic meta:object-count="55"/>
  </office:meta>
</office:document-meta>
</file>